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4" style:family="table-cell" style:parent-style-name="Default" style:data-style-name="N0">
      <style:table-cell-properties fo:border-top="none" fo:border-bottom="none" fo:border-left="thin solid #999999" fo:border-right="none"/>
    </style:style>
    <style:style style:name="ce5" style:family="table-cell" style:parent-style-name="Default" style:data-style-name="N0">
      <style:table-cell-properties fo:border-top="none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none" fo:border-bottom="thin solid #999999" fo:border-left="thin solid #999999" fo:border-right="none"/>
    </style:style>
    <style:style style:name="ce7" style:family="table-cell" style:parent-style-name="Default" style:data-style-name="N0">
      <style:table-cell-properties fo:border-top="none" fo:border-bottom="thin solid #999999" fo:border-left="thin solid #999999" fo:border-right="thin solid #999999"/>
    </style:style>
    <style:style style:name="co1" style:family="table-column">
      <style:table-column-properties fo:break-before="auto" style:column-width="2.24013888888889cm" style:use-optimal-column-width="true"/>
    </style:style>
    <style:style style:name="co2" style:family="table-column">
      <style:table-column-properties fo:break-before="auto" style:column-width="2.45180555555556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7569444444444cm" style:use-optimal-column-width="true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1.72861111111111cm" style:use-optimal-column-width="true"/>
    </style:style>
    <style:style style:name="co8" style:family="table-column">
      <style:table-column-properties fo:break-before="auto" style:column-width="1.51694444444444cm" style:use-optimal-column-width="true"/>
    </style:style>
    <style:style style:name="co9" style:family="table-column">
      <style:table-column-properties fo:break-before="auto" style:column-width="4.70958333333333cm" style:use-optimal-column-width="true"/>
    </style:style>
    <style:style style:name="co10" style:family="table-column">
      <style:table-column-properties fo:break-before="auto" style:column-width="3.77472222222222cm" style:use-optimal-column-width="true"/>
    </style:style>
    <style:style style:name="co11" style:family="table-column">
      <style:table-column-properties fo:break-before="auto" style:column-width="4.90361111111111cm" style:use-optimal-column-width="true"/>
    </style:style>
    <style:style style:name="co12" style:family="table-column">
      <style:table-column-properties fo:break-before="auto" style:column-width="3.08680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overmentSchoolCountByLoca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ROVINCE</text:p>
          </table:table-cell>
          <table:table-cell office:value-type="string" table:style-name="ce3">
            <text:p>Sum of counts</text:p>
          </table:table-cell>
          <table:table-cell table:style-name="ce1">
            <draw:frame draw:z-index="1" draw:id="id0" draw:style-name="a0" draw:name="Chart 1" svg:x="0.25in" svg:y="0.1388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2">
            <text:p>Ben Tre</text:p>
          </table:table-cell>
          <table:table-cell office:value-type="float" office:value="1711" table:style-name="ce3">
            <text:p>171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a Nang</text:p>
          </table:table-cell>
          <table:table-cell office:value-type="float" office:value="1639" table:style-name="ce5">
            <text:p>163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ung Yen</text:p>
          </table:table-cell>
          <table:table-cell office:value-type="float" office:value="1292" table:style-name="ce5">
            <text:p>129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Lao Cai</text:p>
          </table:table-cell>
          <table:table-cell office:value-type="float" office:value="1736" table:style-name="ce5">
            <text:p>173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hu Yen</text:p>
          </table:table-cell>
          <table:table-cell office:value-type="float" office:value="2362" table:style-name="ce7">
            <text:p>236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Governmentschoolcount_location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counts</text:p>
          </table:table-cell>
          <table:table-cell office:value-type="string" table:style-name="ce1">
            <text:p>SchoolType</text:p>
          </table:table-cell>
          <table:table-cell office:value-type="string" table:style-name="ce1">
            <text:p>PROVINCE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Private</text:p>
          </table:table-cell>
          <table:table-cell office:value-type="string" table:style-name="ce1">
            <text:p>Da Nang</text:p>
          </table:table-cell>
          <table:table-cell table:number-columns-repeated="16381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string" table:style-name="ce1">
            <text:p>Government</text:p>
          </table:table-cell>
          <table:table-cell office:value-type="string" table:style-name="ce1">
            <text:p>Lao Cai</text:p>
          </table:table-cell>
          <table:table-cell table:number-columns-repeated="16381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string" table:style-name="ce1">
            <text:p>Government</text:p>
          </table:table-cell>
          <table:table-cell office:value-type="string" table:style-name="ce1">
            <text:p>Da Nang</text:p>
          </table:table-cell>
          <table:table-cell table:number-columns-repeated="16381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string" table:style-name="ce1">
            <text:p>Government</text:p>
          </table:table-cell>
          <table:table-cell office:value-type="string" table:style-name="ce1">
            <text:p>Ben Tre</text:p>
          </table:table-cell>
          <table:table-cell table:number-columns-repeated="16381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string" table:style-name="ce1">
            <text:p>Government</text:p>
          </table:table-cell>
          <table:table-cell office:value-type="string" table:style-name="ce1">
            <text:p>Phu Yen</text:p>
          </table:table-cell>
          <table:table-cell table:number-columns-repeated="16381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Government</text:p>
          </table:table-cell>
          <table:table-cell office:value-type="string" table:style-name="ce1">
            <text:p>Hung Yen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Private</text:p>
          </table:table-cell>
          <table:table-cell office:value-type="string" table:style-name="ce1">
            <text:p>Hung Yen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ountoffemales_Locality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LOCALITY</text:p>
          </table:table-cell>
          <table:table-cell office:value-type="string" table:style-name="ce1">
            <text:p>Cou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ban</text:p>
          </table:table-cell>
          <table:table-cell office:value-type="float" office:value="2241" table:style-name="ce1">
            <text:p>2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ral</text:p>
          </table:table-cell>
          <table:table-cell office:value-type="float" office:value="1999" table:style-name="ce1">
            <text:p>1999</text:p>
          </table:table-cell>
          <table:table-cell/>
          <table:table-cell table:style-name="ce1">
            <draw:frame draw:z-index="1" draw:id="id1" draw:style-name="a1" draw:name="Chart 1" svg:x="0.5625in" svg:y="0.041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SchoolAccess_Grouped" table:style-name="ta1">
        <table:table-column table:style-name="co8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ount</text:p>
          </table:table-cell>
          <table:table-cell office:value-type="string" table:style-name="ce1">
            <text:p>SchoolType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Government</text:p>
          </table:table-cell>
          <table:table-cell/>
          <table:table-cell table:style-name="ce1">
            <draw:frame draw:z-index="1" draw:id="id2" draw:style-name="a2" draw:name="Chart 1" svg:x="0.53472in" svg:y="0.1597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ivate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SchoolTypeCount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GovernmentSchoolCount</text:p>
          </table:table-cell>
          <table:table-cell office:value-type="string" table:style-name="ce1">
            <text:p>PrivateSchoolCount</text:p>
          </table:table-cell>
          <table:table-cell table:number-columns-repeated="16382"/>
        </table:table-row>
        <table:table-row table:style-name="ro1">
          <table:table-cell office:value-type="float" office:value="8421" table:style-name="ce1">
            <text:p>8421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1">
          <table:table-cell/>
          <table:table-cell table:style-name="ce1">
            <draw:frame draw:z-index="1" draw:id="id3" draw:style-name="a3" draw:name="Chart 1" svg:x="0.03472in" svg:y="0.13889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PaidWorkChildren" table:style-name="ta1">
        <table:table-column table:style-name="co11" table:default-cell-style-name="ce1"/>
        <table:table-column table:style-name="co1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aidWorkChildrens_Count</text:p>
          </table:table-cell>
          <table:table-cell office:value-type="string" table:style-name="ce1">
            <text:p>ETHNICITY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am-HRoi</text:p>
          </table:table-cell>
          <table:table-cell table:style-name="ce1">
            <draw:frame draw:z-index="1" draw:id="id4" draw:style-name="a4" draw:name="Chart 1" svg:x="0.39583in" svg:y="0.04167in" svg:width="5.30556in" svg:height="3.1527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iay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'Mong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Kinh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y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nknown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MathbookaccessByLocality" table:style-name="ta1">
        <table:table-column table:style-name="co4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ounts</text:p>
          </table:table-cell>
          <table:table-cell office:value-type="string" table:style-name="ce1">
            <text:p>LOCALITY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Urban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Rural</text:p>
          </table:table-cell>
          <table:table-cell/>
          <table:table-cell table:style-name="ce1">
            <draw:frame draw:z-index="1" draw:id="id5" draw:style-name="a5" draw:name="Chart 1" svg:x="0.15972in" svg:y="0.00694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Governmentschoolcount_location.A1:Governmentschoolcount_location.C8" table:name="Governmentschoolcount_location" table:display-filter-buttons="true" table:on-update-keep-size="false" table:on-update-keep-styles="true" table:refresh-delay="false">
          <table:database-source-sql table:database-name="Provider=Microsoft.Mashup.OleDb.1;Data Source=$Workbook$;Location=Governmentschoolcount_location;Extended Properties=&quot;&quot;" table:sql-statement="SELECT * FROM [Governmentschoolcount_location]"/>
        </table:database-range>
        <table:database-range table:target-range-address="countoffemales_Locality.A1:countoffemales_Locality.B3" table:name="countoffemales_Locality" table:display-filter-buttons="true" table:on-update-keep-size="false" table:on-update-keep-styles="true" table:refresh-delay="false">
          <table:database-source-sql table:database-name="Provider=Microsoft.Mashup.OleDb.1;Data Source=$Workbook$;Location=countoffemales_Locality;Extended Properties=&quot;&quot;" table:sql-statement="SELECT * FROM [countoffemales_Locality]"/>
        </table:database-range>
        <table:database-range table:target-range-address="SchoolAccess_Grouped.A1:SchoolAccess_Grouped.B3" table:name="Itaccess_Grouped" table:display-filter-buttons="true" table:on-update-keep-size="false" table:on-update-keep-styles="true" table:refresh-delay="false">
          <table:database-source-sql table:database-name="Provider=Microsoft.Mashup.OleDb.1;Data Source=$Workbook$;Location=Itaccess_Grouped;Extended Properties=&quot;&quot;" table:sql-statement="SELECT * FROM [Itaccess_Grouped]"/>
        </table:database-range>
        <table:database-range table:target-range-address="SchoolTypeCount.A1:SchoolTypeCount.B2" table:name="SchoolTypeCount" table:display-filter-buttons="true" table:on-update-keep-size="false" table:on-update-keep-styles="true" table:refresh-delay="false">
          <table:database-source-sql table:database-name="Provider=Microsoft.Mashup.OleDb.1;Data Source=$Workbook$;Location=SchoolTypeCount;Extended Properties=&quot;&quot;" table:sql-statement="SELECT * FROM [SchoolTypeCount]"/>
        </table:database-range>
        <table:database-range table:target-range-address="PaidWorkChildren.A1:PaidWorkChildren.B9" table:name="PaidWorkChildren" table:display-filter-buttons="true" table:on-update-keep-size="false" table:on-update-keep-styles="true" table:refresh-delay="false">
          <table:database-source-sql table:database-name="Provider=Microsoft.Mashup.OleDb.1;Data Source=$Workbook$;Location=PaidWorkChildren;Extended Properties=&quot;&quot;" table:sql-statement="SELECT * FROM [PaidWorkChildren]"/>
        </table:database-range>
        <table:database-range table:target-range-address="MathbookaccessByLocality.A1:MathbookaccessByLocality.B3" table:name="MathbookaccessByLocality" table:display-filter-buttons="true" table:on-update-keep-size="false" table:on-update-keep-styles="true" table:refresh-delay="false">
          <table:database-source-sql table:database-name="Provider=Microsoft.Mashup.OleDb.1;Data Source=$Workbook$;Location=MathbookaccessByLocality;Extended Properties=&quot;&quot;" table:sql-statement="SELECT * FROM [MathbookaccessByLocality]"/>
        </table:database-range>
      </table:database-ranges>
      <table:data-pilot-tables>
        <table:data-pilot-table table:name="PivotTable7" table:grand-total="none" table:target-range-address="GovermentSchoolCountByLocation.A3:GovermentSchoolCountByLocation.B8" table:show-filter-button="false" table:buttons="GovermentSchoolCountByLocation.A3">
          <table:source-cell-range table:cell-range-address="Governmentschoolcount_location.A1:Governmentschoolcount_location.C8"/>
          <table:data-pilot-field table:source-field-name="PROVINCE" table:orientation="row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ounts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choolType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ohit tihor</meta:initial-creator>
    <dc:creator>rohit tihor</dc:creator>
    <meta:creation-date>2022-05-08T16:43:45Z</meta:creation-date>
    <dc:date>2022-05-15T19:14:41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8333in" chart:symbol-height="0.08333in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chool Counts by PROVINCE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en Tre</text:p>
            </table:table-cell>
            <table:table-cell office:value-type="float" office:value="1711"/>
          </table:table-row>
          <table:table-row>
            <table:table-cell office:value-type="string">
              <text:p>Da Nang</text:p>
            </table:table-cell>
            <table:table-cell office:value-type="float" office:value="1639"/>
          </table:table-row>
          <table:table-row>
            <table:table-cell office:value-type="string">
              <text:p>Hung Yen</text:p>
            </table:table-cell>
            <table:table-cell office:value-type="float" office:value="1292"/>
          </table:table-row>
          <table:table-row>
            <table:table-cell office:value-type="string">
              <text:p>Lao Cai</text:p>
            </table:table-cell>
            <table:table-cell office:value-type="float" office:value="1736"/>
          </table:table-row>
          <table:table-row>
            <table:table-cell office:value-type="string">
              <text:p>Phu Yen</text:p>
            </table:table-cell>
            <table:table-cell office:value-type="float" office:value="236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81b861" draw:end-color="#6fb242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f7f7f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use-zero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7f7f7f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false" chart:right-angled-axes="false"/>
      <style:graphic-properties draw:fill="none" draw:stroke="none"/>
    </style:style>
  </office:automatic-styles>
  <office:body>
    <office:chart>
      <chart:chart chart:class="chart:area" svg:height="216.0pt" svg:width="360.0pt" chart:style-name="Crt0">
        <chart:title chart:style-name="CT00">
          <text:p text:style-name="a1" text:class-names="" text:cond-style-name="">Counts</text:p>
        </chart:title>
        <chart:plot-area svg:x="10.0pt" svg:y="15.59748031496063pt" svg:width="350.0pt" svg:height="179.4025196850394pt" chart:style-name="Plt0" dr3d:transform="matrix (0.99564446382742045 -2.9808720977666042E-2 -8.8337657901280286E-2 3.68334288445053E-2 0.99619477459360894 7.898904729103029E-2 8.5646950730103033E-2 -8.1898786474914026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untoffemales_Locality.$A$2:.$A$3"/>
          </chart:axis>
          <chart:axis chart:dimension="z" chart:name="primary-z" chart:style-name="Axs2"/>
          <chart:series chart:label-cell-address="countoffemales_Locality.$B$1" chart:values-cell-range-address="countoffemales_Locality.$B$2:.$B$3" chart:class="chart:area" chart:attached-axis="primary-y" chart:style-name="G0S0">
            <chart:data-point chart:repeated="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pie-offset="0" chart:angle-offset="360" chart:auto-position="fals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chool Essentials</text:p>
        </chart:title>
        <chart:legend chart:legend-position="bottom" chart:legend-align="center" chart:style-name="Lgnd"/>
        <chart:plot-area svg:x="13.0pt" svg:y="32.97503937007873pt" svg:width="311.5533858267716pt" svg:height="163.0249606299213pt" chart:style-name="Plt0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/>
          <chart:axis chart:dimension="y"/>
          <chart:series chart:label-cell-address="SchoolAccess_Grouped.$A$1" chart:values-cell-range-address="SchoolAccess_Grouped.$A$2:.$A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6083cb" draw:end-color="#3e70ca" draw:start-intensity="100%" draw:end-intensity="100%"/>
    <draw:gradient draw:name="a3" draw:style="linear" draw:angle="0" draw:start-color="#afafaf" draw:end-color="#a5a5a5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svg:x="124.3pt" svg:y="7.0pt" chart:style-name="CT00">
          <text:p text:style-name="a0" text:class-names="" text:cond-style-name="">COUNT OF SCHOOL TYPE 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choolTypeCount.$A$1:.$B$1"/>
          </chart:axis>
          <chart:series chart:values-cell-range-address="SchoolTypeCount.$A$2:.$B$2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2431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2431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GMa1">
      <style:graphic-properties draw:fill="none" draw:stroke="solid" svg:stroke-width="0.01042in" svg:stroke-color="#59595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315" chart:overlap="-4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7.000157480315pt" svg:width="382.0003149606299pt" chart:style-name="Crt0">
        <chart:title chart:style-name="CT00">
          <text:p text:style-name="a0" text:class-names="" text:cond-style-name="">Children Not gone to School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PaidWorkChildren.$A$1" chart:values-cell-range-address="PaidWorkChildren.$A$2:.$A$10" chart:class="chart:line" chart:attached-axis="primary-y" chart:style-name="G0S0">
            <chart:data-label chart:style-name="DL00"/>
            <chart:data-point chart:repeated="9"/>
          </chart:series>
          <chart:series chart:label-cell-address="PaidWorkChildren.$B$1" chart:values-cell-range-address="PaidWorkChildren.$B$2:.$B$10" chart:class="chart:line" chart:attached-axis="primary-y" chart:style-name="G0S1">
            <chart:data-label chart:style-name="DL01"/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title chart:style-name="AT00">
              <text:p text:style-name="a1" text:class-names="" text:cond-style-name="">COUNTS</text:p>
            </chart:title>
            <chart:grid chart:class="major" chart:style-name="GMa0"/>
          </chart:axis>
          <chart:axis chart:dimension="x" chart:name="primary-x" chart:style-name="Axs1">
            <chart:categories table:cell-range-address="MathbookaccessByLocality.$A$1:.$B$1"/>
          </chart:axis>
          <chart:axis chart:dimension="z" chart:name="primary-z" chart:style-name="Axs2"/>
          <chart:series chart:values-cell-range-address="MathbookaccessByLocality.$A$2:.$B$2" chart:class="chart:line" chart:attached-axis="primary-y" chart:style-name="G0S0">
            <chart:data-label chart:style-name="DL00"/>
            <chart:data-point chart:repeated="2"/>
          </chart:series>
          <chart:series chart:values-cell-range-address="MathbookaccessByLocality.$A$3:.$B$3" chart:class="chart:line" chart:attached-axis="primary-y" chart:style-name="G0S1">
            <chart:data-label chart:style-name="DL01"/>
            <chart:data-point chart:repeated="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